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pectableSourceMeta.get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pectableSourceMeta.InspectableSourc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pectableTraversableCachingSource.read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TraversableCachingSource.getSource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pectableTraversableCachingSource.getInspectab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SourceMeta.InspectableSource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pectableSourceMeta.setSourceProperties( SourceProperty [ ]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pectableSourceMeta.setSourceProperty( Source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pectableSourceMeta.remove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pectableTraversableCachingSource.getInspectableRespons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pectableSourceMeta.getSourc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pectableTraversableCachingSource.getSourceProperty( String namespace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spectableTraversableCachingSource.removeSourceProperty(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pectableTraversableCachingSource.setSourceProperty(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pectableTraversableCachingSource.InspectableTraversableCachingSource( final CachingSourceFactory factory , final String protocol , final String uri , final String sourceUri , InspectableSource source , int expires , String cacheName , boolean async , CachingSourceValidityStrategy validityStrategy ,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